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'DejaVu Sans Mono', 'Droid Sans Mono', monospace, monospace, 'Droid Sans Fallback',1" svg:font-family="''DejaVu Sans Mono', 'Droid Sans Mono', monospace, monospace, 'Droid Sans Fallback',', ', 'Droid Sans Mono',', ', monospace,', monospace, ', 'Droid Sans Fallback', 'font-weight: normal', 'font-size: 14px', 'line-height: 19px', 'white-space: pre'"/>
    <style:font-face style:name="'DejaVu Sans Mono', 'Droid Sans Mono', monospace, monospace, 'Droid Sans Fallback'," svg:font-family="''DejaVu Sans Mono', 'Droid Sans Mono', monospace, monospace, 'Droid Sans Fallback',', ', 'Droid Sans Mono',', ', monospace,', monospace, ', 'Droid Sans Fallback', 'font-weight: normal', 'font-size: 14px', 'line-height: 19px', 'white-space: pre'"/>
    <style:font-face style:name="'DejaVu Sans Mono" svg:font-family="''DejaVu Sans Mono', 'Droid Sans Mono', monospace, monospace, 'Droid Sans Fallback', ',', 'Droid Sans Mono', ',', monospace, ', monospace,', 'Droid Sans Fallback', 'font-weight: normal', 'font-size: 14px', 'line-height: 19px', 'white-space: pre'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3pt" officeooo:rsid="00068109" officeooo:paragraph-rsid="00068109" style:font-size-asian="13pt" style:font-size-complex="13pt"/>
    </style:style>
    <style:style style:name="P2" style:family="paragraph" style:parent-style-name="Standard">
      <style:paragraph-properties fo:text-align="justify" style:justify-single-word="false"/>
      <style:text-properties fo:font-size="13pt" fo:language="it" fo:country="IT" officeooo:rsid="00068109" officeooo:paragraph-rsid="00068109" style:font-size-asian="13pt" style:language-asian="zxx" style:country-asian="none" style:font-size-complex="13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fo:font-size="13pt" fo:language="it" fo:country="IT" officeooo:rsid="00068109" officeooo:paragraph-rsid="00068109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fo:font-size="13pt" fo:font-weight="bold" officeooo:rsid="004017ba" officeooo:paragraph-rsid="004017ba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language="it" fo:country="IT" fo:font-weight="normal" officeooo:rsid="00344381" officeooo:paragraph-rsid="0034438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fo:language="it" fo:country="IT" fo:font-weight="bold" officeooo:rsid="00068109" officeooo:paragraph-rsid="00068109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language="it" fo:country="IT" fo:font-weight="bold" officeooo:rsid="00344381" officeooo:paragraph-rsid="00344381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d4d4d4" style:font-name="'DejaVu Sans Mono', 'Droid Sans Mono', monospace, monospace, 'Droid Sans Fallback',1" fo:font-size="13pt" fo:font-weight="bold" officeooo:rsid="004017ba" officeooo:paragraph-rsid="004017ba" fo:background-color="#1e1e1e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0b7a30" officeooo:paragraph-rsid="000eb463"/>
    </style:style>
    <style:style style:name="P10" style:family="paragraph" style:parent-style-name="Standard">
      <style:paragraph-properties fo:text-align="center" style:justify-single-word="false"/>
      <style:text-properties fo:font-size="16pt" fo:language="it" fo:country="IT" fo:font-weight="bold" officeooo:rsid="00068109" officeooo:paragraph-rsid="00068109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paragraph-rsid="0016a447"/>
    </style:style>
    <style:style style:name="P12" style:family="paragraph" style:parent-style-name="Standard">
      <style:paragraph-properties fo:text-align="justify" style:justify-single-word="false"/>
      <style:text-properties officeooo:paragraph-rsid="0019c8c6"/>
    </style:style>
    <style:style style:name="P13" style:family="paragraph" style:parent-style-name="Standard">
      <style:paragraph-properties fo:text-align="justify" style:justify-single-word="false"/>
      <style:text-properties officeooo:paragraph-rsid="0035cd05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language="it" fo:country="IT" fo:font-weight="normal" officeooo:rsid="00068109" officeooo:paragraph-rsid="00068109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language="it" fo:country="IT" fo:font-weight="normal" officeooo:rsid="00082dc2" officeooo:paragraph-rsid="00082dc2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language="it" fo:country="IT" fo:font-weight="normal" officeooo:rsid="00082dc2" officeooo:paragraph-rsid="00096c4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it" fo:country="IT" fo:font-weight="normal" officeooo:rsid="003cf2a5" officeooo:paragraph-rsid="0048edb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language="it" fo:country="IT" fo:font-weight="normal" officeooo:rsid="0048edb5" officeooo:paragraph-rsid="0048edb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language="it" fo:country="IT" fo:font-weight="normal" officeooo:rsid="004017ba" officeooo:paragraph-rsid="004017ba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language="it" fo:country="IT" officeooo:rsid="00068109" officeooo:paragraph-rsid="00068109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fo:language="it" fo:country="IT" fo:font-weight="bold" officeooo:rsid="00068109" officeooo:paragraph-rsid="00068109" fo:background-color="transparent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283874" officeooo:paragraph-rsid="0050b7ba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language="it" fo:country="IT" fo:font-weight="normal" officeooo:rsid="0013d229" officeooo:paragraph-rsid="0013d229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3pt" fo:language="it" fo:country="IT" fo:font-weight="bold" officeooo:rsid="00283874" officeooo:paragraph-rsid="004fe0bd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3pt" fo:language="it" fo:country="IT" fo:font-weight="bold" officeooo:rsid="0022bce0" officeooo:paragraph-rsid="0022bce0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3pt" fo:language="it" fo:country="IT" fo:font-weight="bold" officeooo:rsid="00361034" officeooo:paragraph-rsid="004017ba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d4d4d4" style:font-name="'DejaVu Sans Mono" fo:font-size="12pt" fo:language="it" fo:country="IT" fo:font-weight="normal" officeooo:rsid="004017ba" officeooo:paragraph-rsid="004017ba" fo:background-color="#1e1e1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d4d4d4" style:font-name="'DejaVu Sans Mono', 'Droid Sans Mono', monospace, monospace, 'Droid Sans Fallback',1" fo:font-size="11pt" officeooo:paragraph-rsid="0009e568" fo:background-color="#1e1e1e" style:font-size-asian="11pt" style:font-size-complex="11pt"/>
    </style:style>
    <style:style style:name="P29" style:family="paragraph" style:parent-style-name="Standard">
      <style:text-properties fo:color="#d4d4d4" style:font-name="'DejaVu Sans Mono', 'Droid Sans Mono', monospace, monospace, 'Droid Sans Fallback',1" fo:font-size="11pt" officeooo:paragraph-rsid="0048edb5" fo:background-color="#1e1e1e" style:font-size-asian="11pt" style:font-size-complex="11pt"/>
    </style:style>
    <style:style style:name="P30" style:family="paragraph" style:parent-style-name="Standard">
      <style:text-properties fo:color="#d4d4d4" style:font-name="'DejaVu Sans Mono', 'Droid Sans Mono', monospace, monospace, 'Droid Sans Fallback'," fo:font-size="11pt" fo:language="it" fo:country="IT" fo:font-weight="normal" officeooo:rsid="000ffe66" officeooo:paragraph-rsid="000ffe66" fo:background-color="#1e1e1e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officeooo:paragraph-rsid="00419f34"/>
    </style:style>
    <style:style style:name="P32" style:family="paragraph" style:parent-style-name="Standard">
      <style:paragraph-properties fo:text-align="justify" style:justify-single-word="false"/>
      <style:text-properties officeooo:paragraph-rsid="0048edb5"/>
    </style:style>
    <style:style style:name="P33" style:family="paragraph" style:parent-style-name="Standard">
      <style:paragraph-properties fo:text-align="justify" style:justify-single-word="false"/>
      <style:text-properties officeooo:paragraph-rsid="000ffe66"/>
    </style:style>
    <style:style style:name="P34" style:family="paragraph" style:parent-style-name="Standard">
      <style:paragraph-properties fo:text-align="justify" style:justify-single-word="false"/>
      <style:text-properties fo:color="#000000" style:font-name="'DejaVu Sans Mono" fo:font-size="12pt" fo:language="it" fo:country="IT" fo:font-weight="bold" officeooo:rsid="00068109" officeooo:paragraph-rsid="00068109" fo:background-color="transparent" style:font-size-asian="12pt" style:font-weight-asian="bold" style:font-size-complex="12pt" style:font-weight-complex="bold"/>
    </style:style>
    <style:style style:name="P35" style:family="paragraph" style:parent-style-name="Standard" style:list-style-name="L3">
      <style:paragraph-properties fo:text-align="justify" style:justify-single-word="false"/>
      <style:text-properties fo:color="#000000" style:font-name="Liberation Serif" fo:font-size="12pt" fo:language="it" fo:country="IT" fo:font-weight="bold" officeooo:rsid="00068109" officeooo:paragraph-rsid="00419f34" fo:background-color="transparent" style:font-size-asian="12pt" style:font-weight-asian="bold" style:font-size-complex="12pt" style:font-weight-complex="bold"/>
    </style:style>
    <style:style style:name="P36" style:family="paragraph" style:parent-style-name="Standard" style:list-style-name="L3">
      <style:paragraph-properties fo:text-align="justify" style:justify-single-word="false"/>
      <style:text-properties fo:color="#000000" style:font-name="Liberation Serif" fo:font-size="12pt" fo:language="it" fo:country="IT" fo:font-weight="bold" officeooo:rsid="00068109" officeooo:paragraph-rsid="00068109" fo:background-color="transparent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officeooo:rsid="00421457" officeooo:paragraph-rsid="00421457"/>
    </style:style>
    <style:style style:name="P38" style:family="paragraph" style:parent-style-name="Standard">
      <style:paragraph-properties fo:text-align="start" style:justify-single-word="false"/>
      <style:text-properties officeooo:paragraph-rsid="004fe0bd"/>
    </style:style>
    <style:style style:name="P39" style:family="paragraph" style:parent-style-name="Standard">
      <style:text-properties officeooo:paragraph-rsid="000ffe66"/>
    </style:style>
    <style:style style:name="P40" style:family="paragraph" style:parent-style-name="Standard" style:list-style-name="L10">
      <style:text-properties officeooo:paragraph-rsid="000ffe66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430a07"/>
    </style:style>
    <style:style style:name="P42" style:family="paragraph" style:parent-style-name="Standard" style:list-style-name="L9">
      <style:paragraph-properties fo:margin-left="0in" fo:margin-right="0in" fo:line-height="150%" fo:text-align="justify" style:justify-single-word="false" fo:text-indent="0in" style:auto-text-indent="false"/>
      <style:text-properties officeooo:rsid="00430a07" officeooo:paragraph-rsid="00430a07" fo:background-color="#cccccc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rsid="00421457" officeooo:paragraph-rsid="00421457"/>
    </style:style>
    <style:style style:name="P44" style:family="paragraph" style:parent-style-name="Standard" style:list-style-name="L6">
      <style:paragraph-properties fo:margin-left="0in" fo:margin-right="0in" fo:margin-top="0.0791in" fo:margin-bottom="0.0791in" loext:contextual-spacing="false" fo:line-height="150%" fo:text-align="justify" style:justify-single-word="false" fo:text-indent="0in" style:auto-text-indent="false"/>
      <style:text-properties officeooo:paragraph-rsid="00421457" fo:background-color="#cccccc"/>
    </style:style>
    <style:style style:name="T1" style:family="text">
      <style:text-properties fo:language="it" fo:country="IT" officeooo:rsid="0009e568"/>
    </style:style>
    <style:style style:name="T2" style:family="text">
      <style:text-properties fo:language="it" fo:country="IT" fo:font-weight="bold" style:font-weight-asian="bold" style:font-weight-complex="bold"/>
    </style:style>
    <style:style style:name="T3" style:family="text">
      <style:text-properties fo:language="it" fo:country="IT" fo:font-weight="bold" officeooo:rsid="0009e568" style:font-weight-asian="bold" style:font-weight-complex="bold"/>
    </style:style>
    <style:style style:name="T4" style:family="text">
      <style:text-properties fo:language="it" fo:country="IT" fo:font-weight="bold" officeooo:rsid="0016a447" style:font-weight-asian="bold" style:font-weight-complex="bold"/>
    </style:style>
    <style:style style:name="T5" style:family="text">
      <style:text-properties fo:language="it" fo:country="IT" fo:font-weight="bold" officeooo:rsid="0019c8c6" style:font-weight-asian="bold" style:font-weight-complex="bold"/>
    </style:style>
    <style:style style:name="T6" style:family="text">
      <style:text-properties fo:language="it" fo:country="IT" fo:font-weight="bold" officeooo:rsid="0010b63d" style:font-weight-asian="bold" style:font-weight-complex="bold"/>
    </style:style>
    <style:style style:name="T7" style:family="text">
      <style:text-properties fo:language="it" fo:country="IT" fo:font-weight="bold" officeooo:rsid="000ffe66" style:font-weight-asian="bold" style:font-weight-complex="bold"/>
    </style:style>
    <style:style style:name="T8" style:family="text">
      <style:text-properties fo:language="it" fo:country="IT" fo:font-weight="normal" style:font-weight-asian="normal" style:font-weight-complex="normal"/>
    </style:style>
    <style:style style:name="T9" style:family="text">
      <style:text-properties fo:language="it" fo:country="IT" fo:font-weight="normal" officeooo:rsid="0009e568" style:font-weight-asian="normal" style:font-weight-complex="normal"/>
    </style:style>
    <style:style style:name="T10" style:family="text">
      <style:text-properties fo:language="it" fo:country="IT" fo:font-weight="normal" officeooo:rsid="0010b63d" style:font-weight-asian="normal" style:font-weight-complex="normal"/>
    </style:style>
    <style:style style:name="T11" style:family="text">
      <style:text-properties fo:language="it" fo:country="IT" fo:font-weight="normal" officeooo:rsid="0013d229" style:font-weight-asian="normal" style:font-weight-complex="normal"/>
    </style:style>
    <style:style style:name="T12" style:family="text">
      <style:text-properties fo:language="it" fo:country="IT" fo:font-weight="normal" officeooo:rsid="0016a447" style:font-weight-asian="normal" style:font-weight-complex="normal"/>
    </style:style>
    <style:style style:name="T13" style:family="text">
      <style:text-properties fo:language="it" fo:country="IT" fo:font-weight="normal" officeooo:rsid="001f1cf9" style:font-weight-asian="normal" style:font-weight-complex="normal"/>
    </style:style>
    <style:style style:name="T14" style:family="text">
      <style:text-properties fo:language="it" fo:country="IT" fo:font-weight="normal" officeooo:rsid="001f9eff" style:font-weight-asian="normal" style:font-weight-complex="normal"/>
    </style:style>
    <style:style style:name="T15" style:family="text">
      <style:text-properties fo:language="it" fo:country="IT" fo:font-weight="normal" officeooo:rsid="00206f16" style:font-weight-asian="normal" style:font-weight-complex="normal"/>
    </style:style>
    <style:style style:name="T16" style:family="text">
      <style:text-properties fo:language="it" fo:country="IT" fo:font-weight="normal" officeooo:rsid="002123b2" style:font-weight-asian="normal" style:font-weight-complex="normal"/>
    </style:style>
    <style:style style:name="T17" style:family="text">
      <style:text-properties fo:language="it" fo:country="IT" fo:font-weight="normal" officeooo:rsid="000ffe66" style:font-weight-asian="normal" style:font-weight-complex="normal"/>
    </style:style>
    <style:style style:name="T18" style:family="text">
      <style:text-properties fo:language="it" fo:country="IT" fo:font-weight="normal" officeooo:rsid="00249ccf" style:font-weight-asian="normal" style:font-weight-complex="normal"/>
    </style:style>
    <style:style style:name="T19" style:family="text">
      <style:text-properties fo:language="it" fo:country="IT" fo:font-weight="normal" officeooo:rsid="0024a82a" style:font-weight-asian="normal" style:font-weight-complex="normal"/>
    </style:style>
    <style:style style:name="T20" style:family="text">
      <style:text-properties fo:language="it" fo:country="IT" fo:font-weight="normal" officeooo:rsid="00261b25" style:font-weight-asian="normal" style:font-weight-complex="normal"/>
    </style:style>
    <style:style style:name="T21" style:family="text">
      <style:text-properties fo:language="it" fo:country="IT" fo:font-weight="normal" officeooo:rsid="0026db8d" style:font-weight-asian="normal" style:font-weight-complex="normal"/>
    </style:style>
    <style:style style:name="T22" style:family="text">
      <style:text-properties fo:language="it" fo:country="IT" fo:font-weight="normal" officeooo:rsid="0028ee59" style:font-weight-asian="normal" style:font-weight-complex="normal"/>
    </style:style>
    <style:style style:name="T23" style:family="text">
      <style:text-properties fo:language="it" fo:country="IT" fo:font-weight="normal" officeooo:rsid="004f1932" style:font-weight-asian="normal" style:font-weight-complex="normal"/>
    </style:style>
    <style:style style:name="T24" style:family="text">
      <style:text-properties fo:language="it" fo:country="IT" fo:font-weight="normal" officeooo:rsid="00549ef5" style:font-weight-asian="normal" style:font-weight-complex="normal"/>
    </style:style>
    <style:style style:name="T25" style:family="text">
      <style:text-properties fo:language="it" fo:country="IT" fo:font-weight="normal" officeooo:rsid="00561f87" style:font-weight-asian="normal" style:font-weight-complex="normal"/>
    </style:style>
    <style:style style:name="T26" style:family="text">
      <style:text-properties fo:language="it" fo:country="IT" fo:font-weight="normal" officeooo:rsid="005814e4" style:font-weight-asian="normal" style:font-weight-complex="normal"/>
    </style:style>
    <style:style style:name="T27" style:family="text">
      <style:text-properties fo:language="it" fo:country="IT" fo:font-weight="normal" officeooo:rsid="00598757" style:font-weight-asian="normal" style:font-weight-complex="normal"/>
    </style:style>
    <style:style style:name="T28" style:family="text">
      <style:text-properties fo:language="it" fo:country="IT" fo:font-weight="normal" officeooo:rsid="00599296" style:font-weight-asian="normal" style:font-weight-complex="normal"/>
    </style:style>
    <style:style style:name="T29" style:family="text">
      <style:text-properties fo:language="it" fo:country="IT" fo:font-weight="normal" officeooo:rsid="0059eba9" style:font-weight-asian="normal" style:font-weight-complex="normal"/>
    </style:style>
    <style:style style:name="T30" style:family="text">
      <style:text-properties fo:language="it" fo:country="IT" fo:font-weight="normal" officeooo:rsid="005a6526" style:font-weight-asian="normal" style:font-weight-complex="normal"/>
    </style:style>
    <style:style style:name="T31" style:family="text">
      <style:text-properties fo:language="it" fo:country="IT" officeooo:rsid="000cde49"/>
    </style:style>
    <style:style style:name="T32" style:family="text">
      <style:text-properties fo:language="it" fo:country="IT" officeooo:rsid="000eb463"/>
    </style:style>
    <style:style style:name="T33" style:family="text">
      <style:text-properties fo:language="it" fo:country="IT" officeooo:rsid="0019c8c6"/>
    </style:style>
    <style:style style:name="T34" style:family="text">
      <style:text-properties fo:language="it" fo:country="IT" officeooo:rsid="001bc196"/>
    </style:style>
    <style:style style:name="T35" style:family="text">
      <style:text-properties fo:language="it" fo:country="IT" officeooo:rsid="001c7c1f"/>
    </style:style>
    <style:style style:name="T36" style:family="text">
      <style:text-properties fo:language="it" fo:country="IT" officeooo:rsid="001de39d"/>
    </style:style>
    <style:style style:name="T37" style:family="text">
      <style:text-properties fo:language="it" fo:country="IT" officeooo:rsid="0028ee59"/>
    </style:style>
    <style:style style:name="T38" style:family="text">
      <style:text-properties fo:language="it" fo:country="IT" officeooo:rsid="00068109" style:language-asian="zxx" style:country-asian="none" style:language-complex="zxx" style:country-complex="none"/>
    </style:style>
    <style:style style:name="T39" style:family="text">
      <style:text-properties fo:language="it" fo:country="IT" officeooo:rsid="002aa48b" style:language-asian="zxx" style:country-asian="none" style:language-complex="zxx" style:country-complex="none"/>
    </style:style>
    <style:style style:name="T40" style:family="text">
      <style:text-properties fo:language="it" fo:country="IT" officeooo:rsid="002d67e0" style:language-asian="zxx" style:country-asian="none" style:language-complex="zxx" style:country-complex="none"/>
    </style:style>
    <style:style style:name="T41" style:family="text">
      <style:text-properties fo:language="it" fo:country="IT" officeooo:rsid="002f221f" style:language-asian="zxx" style:country-asian="none" style:language-complex="zxx" style:country-complex="none"/>
    </style:style>
    <style:style style:name="T42" style:family="text">
      <style:text-properties fo:language="it" fo:country="IT" officeooo:rsid="0031045c" style:language-asian="zxx" style:country-asian="none" style:language-complex="zxx" style:country-complex="none"/>
    </style:style>
    <style:style style:name="T43" style:family="text">
      <style:text-properties fo:language="it" fo:country="IT" officeooo:rsid="003226df" style:language-asian="zxx" style:country-asian="none" style:language-complex="zxx" style:country-complex="none"/>
    </style:style>
    <style:style style:name="T44" style:family="text">
      <style:text-properties fo:language="it" fo:country="IT" officeooo:rsid="002b6be2" style:language-asian="zxx" style:country-asian="none" style:language-complex="zxx" style:country-complex="none"/>
    </style:style>
    <style:style style:name="T45" style:family="text">
      <style:text-properties fo:language="it" fo:country="IT" officeooo:rsid="00344381" style:language-asian="zxx" style:country-asian="none" style:language-complex="zxx" style:country-complex="none"/>
    </style:style>
    <style:style style:name="T46" style:family="text">
      <style:text-properties fo:language="it" fo:country="IT" officeooo:rsid="0050b7ba" style:language-asian="zxx" style:country-asian="none" style:language-complex="zxx" style:country-complex="none"/>
    </style:style>
    <style:style style:name="T47" style:family="text">
      <style:text-properties fo:language="it" fo:country="IT" officeooo:rsid="0048edb5"/>
    </style:style>
    <style:style style:name="T48" style:family="text">
      <style:text-properties fo:language="it" fo:country="IT" officeooo:rsid="004a1f50"/>
    </style:style>
    <style:style style:name="T49" style:family="text">
      <style:text-properties fo:language="it" fo:country="IT" officeooo:rsid="004c774b"/>
    </style:style>
    <style:style style:name="T50" style:family="text">
      <style:text-properties fo:language="it" fo:country="IT" officeooo:rsid="004e6af9"/>
    </style:style>
    <style:style style:name="T51" style:family="text">
      <style:text-properties fo:language="it" fo:country="IT" officeooo:rsid="000ffe66"/>
    </style:style>
    <style:style style:name="T52" style:family="text">
      <style:text-properties style:language-asian="zxx" style:country-asian="none" style:language-complex="zxx" style:country-complex="none"/>
    </style:style>
    <style:style style:name="T53" style:family="text">
      <style:text-properties officeooo:rsid="00082dc2" style:language-asian="zxx" style:country-asian="none" style:language-complex="zxx" style:country-complex="none"/>
    </style:style>
    <style:style style:name="T54" style:family="text">
      <style:text-properties officeooo:rsid="00096c4e" style:language-asian="zxx" style:country-asian="none" style:language-complex="zxx" style:country-complex="none"/>
    </style:style>
    <style:style style:name="T55" style:family="text">
      <style:text-properties officeooo:rsid="003e6b7e" style:language-asian="zxx" style:country-asian="none" style:language-complex="zxx" style:country-complex="none"/>
    </style:style>
    <style:style style:name="T56" style:family="text">
      <style:text-properties officeooo:rsid="00419f34" style:language-asian="zxx" style:country-asian="none" style:language-complex="zxx" style:country-complex="none"/>
    </style:style>
    <style:style style:name="T57" style:family="text">
      <style:text-properties officeooo:rsid="0048dc64" style:language-asian="zxx" style:country-asian="none" style:language-complex="zxx" style:country-complex="none"/>
    </style:style>
    <style:style style:name="T58" style:family="text">
      <style:text-properties officeooo:rsid="0048edb5" style:language-asian="zxx" style:country-asian="none" style:language-complex="zxx" style:country-complex="none"/>
    </style:style>
    <style:style style:name="T59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60" style:family="text">
      <style:text-properties fo:font-weight="bold" officeooo:rsid="00082dc2" style:language-asian="zxx" style:country-asian="none" style:font-weight-asian="bold" style:language-complex="zxx" style:country-complex="none" style:font-weight-complex="bold"/>
    </style:style>
    <style:style style:name="T61" style:family="text">
      <style:text-properties fo:font-weight="bold" officeooo:rsid="00096c4e" style:language-asian="zxx" style:country-asian="none" style:font-weight-asian="bold" style:language-complex="zxx" style:country-complex="none" style:font-weight-complex="bold"/>
    </style:style>
    <style:style style:name="T62" style:family="text">
      <style:text-properties fo:color="#569cd6"/>
    </style:style>
    <style:style style:name="T63" style:family="text">
      <style:text-properties fo:color="#569cd6" style:language-asian="zxx" style:country-asian="none" style:language-complex="zxx" style:country-complex="none"/>
    </style:style>
    <style:style style:name="T64" style:family="text">
      <style:text-properties fo:color="#569cd6" style:font-name="'DejaVu Sans Mono', 'Droid Sans Mono', monospace, monospace, 'Droid Sans Fallback'," fo:font-size="11pt" fo:language="it" fo:country="IT" fo:font-weight="normal" officeooo:rsid="000ffe66" fo:background-color="#1e1e1e" loext:char-shading-value="0" style:font-size-asian="11pt" style:font-weight-asian="normal" style:font-size-complex="11pt" style:font-weight-complex="normal"/>
    </style:style>
    <style:style style:name="T65" style:family="text">
      <style:text-properties fo:color="#569cd6" fo:font-size="12pt" fo:language="it" fo:country="IT" fo:font-weight="normal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66" style:family="text">
      <style:text-properties fo:color="#d4d4d4" style:font-name="'DejaVu Sans Mono', 'Droid Sans Mono', monospace, monospace, 'Droid Sans Fallback'," fo:font-size="11pt" fo:language="it" fo:country="IT" fo:font-weight="normal" officeooo:rsid="000ffe66" fo:background-color="#1e1e1e" loext:char-shading-value="0" style:font-size-asian="11pt" style:font-weight-asian="normal" style:font-size-complex="11pt" style:font-weight-complex="normal"/>
    </style:style>
    <style:style style:name="T67" style:family="text">
      <style:text-properties fo:color="#dcdcaa"/>
    </style:style>
    <style:style style:name="T68" style:family="text">
      <style:text-properties fo:color="#dcdcaa" style:language-asian="zxx" style:country-asian="none" style:language-complex="zxx" style:country-complex="none"/>
    </style:style>
    <style:style style:name="T69" style:family="text">
      <style:text-properties fo:color="#dcdcaa" style:font-name="'DejaVu Sans Mono', 'Droid Sans Mono', monospace, monospace, 'Droid Sans Fallback'," fo:font-size="11pt" fo:language="it" fo:country="IT" fo:font-weight="normal" officeooo:rsid="000ffe66" fo:background-color="#1e1e1e" loext:char-shading-value="0" style:font-size-asian="11pt" style:font-weight-asian="normal" style:font-size-complex="11pt" style:font-weight-complex="normal"/>
    </style:style>
    <style:style style:name="T70" style:family="text">
      <style:text-properties fo:color="#dcdcaa" fo:font-size="12pt" fo:language="it" fo:country="IT" fo:font-weight="normal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71" style:family="text">
      <style:text-properties fo:color="#4ec9b0"/>
    </style:style>
    <style:style style:name="T72" style:family="text">
      <style:text-properties fo:color="#4ec9b0" style:language-asian="zxx" style:country-asian="none" style:language-complex="zxx" style:country-complex="none"/>
    </style:style>
    <style:style style:name="T73" style:family="text">
      <style:text-properties fo:color="#4ec9b0" style:font-name="'DejaVu Sans Mono', 'Droid Sans Mono', monospace, monospace, 'Droid Sans Fallback'," fo:font-size="11pt" fo:language="it" fo:country="IT" fo:font-weight="normal" officeooo:rsid="000ffe66" fo:background-color="#1e1e1e" loext:char-shading-value="0" style:font-size-asian="11pt" style:font-weight-asian="normal" style:font-size-complex="11pt" style:font-weight-complex="normal"/>
    </style:style>
    <style:style style:name="T74" style:family="text">
      <style:text-properties fo:color="#4ec9b0" fo:language="zxx" fo:country="none" style:language-asian="zxx" style:country-asian="none" style:language-complex="zxx" style:country-complex="none"/>
    </style:style>
    <style:style style:name="T75" style:family="text">
      <style:text-properties fo:color="#4ec9b0" fo:font-size="12pt" fo:language="it" fo:country="IT" fo:font-weight="normal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76" style:family="text">
      <style:text-properties fo:color="#9cdcfe"/>
    </style:style>
    <style:style style:name="T77" style:family="text">
      <style:text-properties fo:color="#9cdcfe" style:language-asian="zxx" style:country-asian="none" style:language-complex="zxx" style:country-complex="none"/>
    </style:style>
    <style:style style:name="T78" style:family="text">
      <style:text-properties fo:color="#9cdcfe" style:font-name="'DejaVu Sans Mono', 'Droid Sans Mono', monospace, monospace, 'Droid Sans Fallback'," fo:font-size="11pt" fo:language="it" fo:country="IT" fo:font-weight="normal" officeooo:rsid="000ffe66" fo:background-color="#1e1e1e" loext:char-shading-value="0" style:font-size-asian="11pt" style:font-weight-asian="normal" style:font-size-complex="11pt" style:font-weight-complex="normal"/>
    </style:style>
    <style:style style:name="T79" style:family="text">
      <style:text-properties fo:color="#9cdcfe" fo:font-size="12pt" fo:language="it" fo:country="IT" fo:font-weight="normal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80" style:family="text">
      <style:text-properties fo:language="zxx" fo:country="none" style:language-asian="zxx" style:country-asian="none" style:language-complex="zxx" style:country-complex="none"/>
    </style:style>
    <style:style style:name="T81" style:family="text">
      <style:text-properties fo:font-size="12pt" fo:language="it" fo:country="IT" fo:font-weight="normal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82" style:family="text">
      <style:text-properties fo:font-size="12pt" fo:language="it" fo:country="IT" fo:font-weight="normal" officeooo:rsid="0035cd0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83" style:family="text">
      <style:text-properties fo:font-size="12pt" fo:language="it" fo:country="IT" fo:font-weight="normal" officeooo:rsid="0036103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84" style:family="text">
      <style:text-properties fo:font-size="12pt" fo:language="it" fo:country="IT" fo:font-weight="normal" officeooo:rsid="0038f86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85" style:family="text">
      <style:text-properties fo:font-size="12pt" fo:language="it" fo:country="IT" fo:font-weight="normal" officeooo:rsid="0039c4f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86" style:family="text">
      <style:text-properties fo:font-size="12pt" fo:language="it" fo:country="IT" fo:font-weight="normal" officeooo:rsid="0006810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87" style:family="text">
      <style:text-properties fo:font-size="12pt" fo:language="it" fo:country="IT" fo:font-weight="normal" officeooo:rsid="004752b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88" style:family="text">
      <style:text-properties fo:font-size="12pt" fo:language="it" fo:country="IT" fo:font-weight="normal" officeooo:rsid="0028387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89" style:family="text">
      <style:text-properties fo:font-size="12pt" fo:language="it" fo:country="IT" fo:font-weight="normal" officeooo:rsid="0048721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90" style:family="text">
      <style:text-properties fo:font-size="12pt" fo:language="it" fo:country="IT" fo:font-weight="normal" officeooo:rsid="004fe0b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91" style:family="text">
      <style:text-properties fo:font-size="12pt" fo:language="it" fo:country="IT" fo:font-weight="normal" officeooo:rsid="005267f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92" style:family="text">
      <style:text-properties fo:font-size="12pt" fo:language="it" fo:country="IT" fo:font-weight="normal" officeooo:rsid="0052f67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93" style:family="text">
      <style:text-properties fo:font-size="12pt" fo:language="it" fo:country="IT" fo:font-weight="normal" officeooo:rsid="005b25a2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94" style:family="text">
      <style:text-properties fo:font-size="12pt" fo:language="it" fo:country="IT" fo:font-weight="normal" officeooo:rsid="005c65ba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95" style:family="text">
      <style:text-properties fo:color="#000000" style:font-name="Liberation Serif" fo:font-size="12pt" fo:language="it" fo:country="IT" fo:font-weight="normal" officeooo:rsid="00419f34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6" style:family="text">
      <style:text-properties fo:color="#000000" style:font-name="Liberation Serif" fo:font-size="12pt" fo:language="it" fo:country="IT" fo:font-weight="normal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7" style:family="text">
      <style:text-properties fo:color="#000000" style:font-name="Liberation Serif" fo:font-size="12pt" fo:language="it" fo:country="IT" fo:font-weight="normal" officeooo:rsid="00421457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8" style:family="text">
      <style:text-properties fo:color="#000000" style:font-name="Liberation Serif" fo:font-size="12pt" fo:language="it" fo:country="IT" fo:font-weight="normal" officeooo:rsid="00430a07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9" style:family="text">
      <style:text-properties fo:color="#000000" style:font-name="Liberation Serif" fo:font-size="12pt" fo:language="it" fo:country="IT" fo:font-weight="normal" officeooo:rsid="004405bd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0" style:family="text">
      <style:text-properties fo:color="#000000" style:font-name="Liberation Serif" fo:font-size="12pt" fo:language="it" fo:country="IT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1" style:family="text">
      <style:text-properties fo:color="#000000" style:font-name="Liberation Serif" fo:font-size="12pt" fo:language="it" fo:country="IT" fo:font-weight="normal" officeooo:rsid="0042145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2" style:family="text">
      <style:text-properties fo:color="#000000" style:font-name="Liberation Serif" fo:font-size="12pt" fo:language="it" fo:country="IT" fo:font-weight="bold" officeooo:rsid="00419f34" fo:background-color="transparent" loext:char-shading-value="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03" style:family="text">
      <style:text-properties style:font-name="Liberation Serif1" fo:language="it" fo:country="IT" officeooo:rsid="004bb797"/>
    </style:style>
    <style:style style:name="T104" style:family="text">
      <style:text-properties officeooo:rsid="005a65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#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#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#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#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imo progetto intermedio A.A. 2020-2021</text:p>
      <text:p text:style-name="P3">Nicola Vetrini, Matricola 600199</text:p>
      <text:p text:style-name="P1"/>
      <text:p text:style-name="P20">Il progetto consiste nella realizzazione di componenti software per la realizzazione e l’analisi di una rete sociale basata su post testuali. Ho diviso l’implementazione in una classe Post<text:span text:style-name="T52">, con i relativi campi descritti nel seguito, e la classe SocialNetwork, che ha il compito di memorizzare, analizzare e modificare la rete sociale creata dai post. </text:span><text:span text:style-name="T56">Inoltre ho definito le eccezioni</text:span></text:p>
      <text:p text:style-name="P21"><text:span text:style-name="T56"/></text:p>
      <text:list xml:id="list959291417" text:style-name="L3">
        <text:list-item>
          <text:p text:style-name="P35"><text:span text:style-name="T56">SelfLikeException</text:span></text:p>
        </text:list-item>
        <text:list-item>
          <text:p text:style-name="P35"><text:span text:style-name="T56">TextOverflowException</text:span></text:p>
        </text:list-item>
        <text:list-item>
          <text:p text:style-name="P36"><text:span text:style-name="T56">DuplicatePostException</text:span></text:p>
        </text:list-item>
        <text:list-item>
          <text:p text:style-name="P36"><text:span text:style-name="T56">NoSuchPostException</text:span></text:p>
        </text:list-item>
      </text:list>
      <text:p text:style-name="P34"><text:span text:style-name="T56"/></text:p>
      <text:p text:style-name="P31"><text:span text:style-name="T95">Tutte quante sono sottoclassi di </text:span><text:span text:style-name="T102">Exception</text:span><text:span text:style-name="T95">, pertanto sono checked, in quanto è affidato al compilatore il controllo della presenza di blocchi di codice che le gestiscono e ciò riduce la possibilità di errori imprevisti durante l’esecuzione. Nel codice ho usato anche l’eccezione NullPointerException </text:span><text:span text:style-name="T97">per controllare che gli argomenti passati ai metodi non siano null, <text:s/>dato che in tal caso l’unica scelta ragionevole è non eseguire alcuna azione e ritornare al chiamante un errore.</text:span></text:p>
      <text:p text:style-name="P37"><text:span text:style-name="T96">Ho scritto una classe Test contenente il main con il codice per il testing: il programma legge con un’istanza di Scanner lo standard input, pertanto è sufficiente digitare </text:span><text:span text:style-name="T98">su terminale</text:span></text:p>
      <text:list xml:id="list3921348587" text:style-name="L6">
        <text:list-item>
          <text:p text:style-name="P44"><text:span text:style-name="T101">javac *.java</text:span></text:p>
        </text:list-item>
      </text:list>
      <text:p text:style-name="P41"><text:span text:style-name="T97">per compilare tutte le classi, e poi</text:span></text:p>
      <text:list xml:id="list959200924" text:style-name="L9">
        <text:list-item>
          <text:p text:style-name="P42"><text:span text:style-name="T101">j</text:span><text:span text:style-name="T100">ava Test &lt; test?.txt</text:span></text:p>
        </text:list-item>
      </text:list>
      <text:p text:style-name="P43"><text:span text:style-name="T99">per eseguire il testcase scelto. </text:span><text:span text:style-name="T96">Sono presenti sei testcase che prendono in esame vari casi che possono presentarsi sia per quel che riguarda la classe Post che per SocialNetwork.</text:span></text:p>
      <text:p text:style-name="P2"/>
      <text:p text:style-name="P6">La classe Post</text:p>
      <text:p text:style-name="P38"><text:span text:style-name="T86">Post </text:span><text:span text:style-name="T87">è un tipo di dato astratto costituito da </text:span><text:span text:style-name="T86">una </text:span><text:span text:style-name="T88">5</text:span><text:span text:style-name="T86">-</text:span><text:span text:style-name="T87">t</text:span><text:span text:style-name="T86">upla: </text:span><text:span text:style-name="T90">(id, autore, testo, data e ora, likes).</text:span></text:p>
      <text:p text:style-name="P24">Funzione di astrazione e invariante di rappresentazione</text:p>
      <text:p text:style-name="P22"><text:span text:style-name="T38">La funzione di astrazione è banale: le variabili d’istanza corrispondono ciascuna ad uno dei campi della quintupla </text:span><text:span text:style-name="T39">che definisce un elemento di Post.</text:span></text:p>
      <text:p text:style-name="P22"><text:span text:style-name="T39">Per quanto riguarda invece l’invariante di rappresentazione, oltre alle usuali condizioni che nessuna variabile sia nulla e this non sia nullo si aggiungono i requisiti che nessun elemento del set di like (String) sia nullo e che sia diverso dall’autore del post; in più, essendo un insieme, non devono esservi duplicati </text:span><text:span text:style-name="T40">(mi sembra ragionevole imporre che un utente possa mettere </text:span><text:span text:style-name="T41">al </text:span><text:span text:style-name="T40">più un like </text:span><text:span text:style-name="T42">a</text:span><text:span text:style-name="T43">d</text:span><text:span text:style-name="T42"> </text:span><text:span text:style-name="T40">un post)</text:span><text:span text:style-name="T44">. </text:span><text:span text:style-name="T45">Come specificato dal testo ho anche imposto che i post </text:span><text:span text:style-name="T46">non </text:span><text:span text:style-name="T45">possano avere più di 140 caratteri.</text:span></text:p>
      <text:p text:style-name="P38"><text:span text:style-name="T89"/></text:p>
      <text:p text:style-name="P38"><text:span text:style-name="T89">L</text:span><text:span text:style-name="T90">a rappresentazione concreta della classe </text:span><text:span text:style-name="T91">ha</text:span><text:span text:style-name="T90"> cinque </text:span><text:span text:style-name="T92">variabili</text:span><text:span text:style-name="T90"> d’istanza (private) e una statica (sempre privata):</text:span></text:p>
      <text:list xml:id="list1597770373" text:style-name="L1">
        <text:list-item>
          <text:p text:style-name="P14"><text:span text:style-name="T53">Un identificativo univoco, che ho modellato come un </text:span><text:span text:style-name="T60">Integer</text:span></text:p>
        </text:list-item>
        <text:list-item>
          <text:p text:style-name="P15"><text:span text:style-name="T57">L’</text:span><text:span text:style-name="T52">autore del post, che ho rappresentato tramite una </text:span><text:span text:style-name="T59">String</text:span></text:p>
        </text:list-item>
        <text:list-item>
          <text:p text:style-name="P15"><text:span text:style-name="T52">Il testo del post, una </text:span><text:span text:style-name="T59">String </text:span><text:span text:style-name="T52">lunga al massimo 140 caratteri</text:span></text:p>
        </text:list-item>
        <text:list-item>
          <text:p text:style-name="P16"><text:span text:style-name="T54">La data ed ora di pubblicazione del post, sotto forma di un’unica variabile di tipo </text:span><text:span text:style-name="T61">Date</text:span></text:p>
        </text:list-item>
        <text:list-item>
          <text:p text:style-name="P16"><text:span text:style-name="T54">Un</text:span><text:span text:style-name="T61"> Set&lt;String&gt; </text:span><text:span text:style-name="T54">di like che altri utenti della rete hanno messo al post</text:span></text:p>
        </text:list-item>
      </text:list>
      <text:p text:style-name="P18"><text:span text:style-name="T54">I</text:span><text:span text:style-name="T52">noltre è presente una variabile statica di tipo </text:span><text:span text:style-name="T59">Random</text:span><text:span text:style-name="T52"> che serve a generare gli id quando il costruttore</text:span></text:p>
      <text:p text:style-name="P28"><text:span text:style-name="T63">public</text:span><text:span text:style-name="T52"> </text:span><text:span text:style-name="T68">Post</text:span><text:span text:style-name="T52">(</text:span><text:span text:style-name="T72">String</text:span><text:span text:style-name="T52"> </text:span><text:span text:style-name="T77">author</text:span><text:span text:style-name="T52">, </text:span><text:span text:style-name="T72">String</text:span><text:span text:style-name="T52"> </text:span><text:span text:style-name="T77">text</text:span><text:span text:style-name="T52">, </text:span><text:span text:style-name="T72">Date</text:span><text:span text:style-name="T52"> </text:span><text:span text:style-name="T77">timestamp</text:span><text:span text:style-name="T52">)</text:span></text:p>
      <text:p text:style-name="P29"><text:span text:style-name="T62">throws</text:span> <text:span text:style-name="T74">TextOverflowException</text:span><text:span text:style-name="T80">, </text:span><text:span text:style-name="T74">NullPointerException</text:span></text:p>
      <text:p text:style-name="P32"><text:soft-page-break/><text:span text:style-name="T47">viene invocato.</text:span></text:p>
      <text:p text:style-name="P17"><text:span text:style-name="T54">S</text:span><text:span text:style-name="T58">olo l’insieme di like è modificabile, mentre le altre componenti dello stato </text:span><text:span text:style-name="T55">possono essere soltanto lette, </text:span><text:span text:style-name="T57">tuttavia il tipo di dato globalmente è modificabile</text:span><text:span text:style-name="T55">.</text:span></text:p>
      <text:p text:style-name="P32"><text:span text:style-name="T33">Ho usato il tipo </text:span><text:span text:style-name="T5">Date</text:span><text:span text:style-name="T33"> per il timestamp poiché consente di stampare data ed ora, come richiesto; esiste anche un tipo di dato </text:span><text:span text:style-name="T5">Timestamp</text:span><text:span text:style-name="T33">, ma dal momento che l’unico utilizzo che faccio della variabile è la stampa non ho ritenuto necessario usarlo, </text:span><text:span text:style-name="T47">anche se potrebbe essere un’alternativa valida</text:span><text:span text:style-name="T33">. </text:span><text:span text:style-name="T47">H</text:span><text:span text:style-name="T37">o ritenuto non necessario separare data ed ora del post sia nell’implementazione che nella rappresentazione astratta.</text:span></text:p>
      <text:p text:style-name="P12"><text:span text:style-name="T48">Il costruttore sopra riportato non è l’unico presente. N</text:span><text:span text:style-name="T34">e </text:span><text:span text:style-name="T33">ho aggiunto un secondo che prende</text:span><text:span text:style-name="T35"> </text:span><text:span text:style-name="T48">anche un parametro id di tipo Integer: il motivo di questa aggiunta è</text:span><text:span text:style-name="T33"> agevolare il testing, </text:span><text:span text:style-name="T48">perch</text:span><text:span text:style-name="T103">é</text:span><text:span text:style-name="T33"> </text:span><text:span text:style-name="T36">utilizzando tale costruttore posso </text:span><text:span text:style-name="T33">creare volutamente conflitti tra gli id dei post e verificare che venga sollevata l’eccezione </text:span><text:span text:style-name="T5">DuplicatePostException</text:span><text:span text:style-name="T1"> </text:span><text:span text:style-name="T49">da parte dell’istanza di SocialNetwork alla quale ho tentato di aggiungere il post. </text:span><text:span text:style-name="T50">Infatti, dato che gli id sono generati (pseudo)casualmente l’evento di generare un id già presente ha probabilità molto bassa su un limitato numero di post, anche se non è da sottovalutare in un contesto reale. In tal proposito, più che un generatore di numeri pseudocasuali su 32 bit sarebbe opportuno usare una buona funzione hash.</text:span></text:p>
      <text:p text:style-name="P12"><text:span text:style-name="T1">Il set di like viene inizializzato al set vuoto, perché è presente un metodo </text:span><text:span text:style-name="T32">aggiuntivo</text:span><text:span text:style-name="T1"> che permette di aggiungere like a</text:span><text:span text:style-name="T31">l</text:span><text:span text:style-name="T1"> post. </text:span><text:span text:style-name="T50">Il costruttore solleva</text:span><text:span text:style-name="T9"> </text:span><text:span text:style-name="T3">TextOverflowException</text:span><text:span text:style-name="T9"> se la stringa di testo passata come parametro ha una lunghezza </text:span><text:span text:style-name="T13">maggiore</text:span><text:span text:style-name="T9"> di 140 caratteri (determinati dal metodo length() di String).</text:span></text:p>
      <text:p text:style-name="P9"><text:span text:style-name="T8">Per l’implementazione del </text:span><text:span text:style-name="T2">Set&lt;String&gt;</text:span><text:span text:style-name="T8"> usato </text:span><text:span text:style-name="T14">internamente </text:span><text:span text:style-name="T8">per memorizzare i like ho usato un </text:span><text:span text:style-name="T2">HashSet&lt;String&gt;</text:span><text:span text:style-name="T8"> in quanto garantisce una buona efficienza se confrontato con altre implementazioni dell’interfaccia Set e poiché non è necessario </text:span><text:span text:style-name="T15">in alcun metodo della classe o di SocialNetwork </text:span><text:span text:style-name="T8">sfruttare l’ordinamento relativo tra gli elementi del Set (</text:span><text:span text:style-name="T16">altrimenti</text:span><text:span text:style-name="T8"> avrei usato </text:span><text:span text:style-name="T23">ad esempio</text:span><text:span text:style-name="T8"> TreeSet).</text:span></text:p>
      <text:p text:style-name="P25">Metodi aggiuntivi</text:p>
      <text:p text:style-name="P39"><text:span text:style-name="T17">Ho aggiunto, </text:span><text:span text:style-name="T18">oltre ai metodi che ritornano copie dei valori dello stato interno</text:span><text:span text:style-name="T17">, i seguenti metodi</text:span></text:p>
      <text:list xml:id="list2716637141" text:style-name="L10">
        <text:list-item>
          <text:p text:style-name="P40"><text:span text:style-name="T64">public</text:span><text:span text:style-name="T66"> </text:span><text:span text:style-name="T73">void</text:span><text:span text:style-name="T66"> </text:span><text:span text:style-name="T69">addLike</text:span><text:span text:style-name="T66">(</text:span><text:span text:style-name="T73">String</text:span><text:span text:style-name="T66"> </text:span><text:span text:style-name="T78">follower</text:span><text:span text:style-name="T66">) </text:span><text:span text:style-name="T64">throws</text:span><text:span text:style-name="T66"> </text:span><text:span text:style-name="T73">NullPointerException</text:span><text:span text:style-name="T66">, </text:span><text:span text:style-name="T73">SelfLikeException</text:span></text:p>
        </text:list-item>
        <text:list-item>
          <text:p text:style-name="P40"><text:span text:style-name="T64">public</text:span><text:span text:style-name="T66"> </text:span><text:span text:style-name="T73">Set</text:span><text:span text:style-name="T66">&lt;</text:span><text:span text:style-name="T73">String</text:span><text:span text:style-name="T66">&gt; </text:span><text:span text:style-name="T69">getLikes</text:span><text:span text:style-name="T66">()</text:span></text:p>
        </text:list-item>
        <text:list-item>
          <text:p text:style-name="P40"><text:span text:style-name="T64">public</text:span><text:span text:style-name="T66"> </text:span><text:span text:style-name="T73">String</text:span><text:span text:style-name="T66"> </text:span><text:span text:style-name="T69">toString</text:span><text:span text:style-name="T66">()</text:span></text:p>
        </text:list-item>
        <text:list-item>
          <text:p text:style-name="P40"><text:span text:style-name="T64">public</text:span><text:span text:style-name="T66"> </text:span><text:span text:style-name="T73">boolean</text:span><text:span text:style-name="T66"> </text:span><text:span text:style-name="T69">equals</text:span><text:span text:style-name="T66">(</text:span><text:span text:style-name="T73">Post</text:span><text:span text:style-name="T66"> </text:span><text:span text:style-name="T78">other</text:span><text:span text:style-name="T66">)</text:span></text:p>
        </text:list-item>
      </text:list>
      <text:p text:style-name="P30"/>
      <text:p text:style-name="P33"><text:span text:style-name="T51">Il metodo </text:span><text:span text:style-name="T7">addLike() </text:span><text:span text:style-name="T17">aggiunge, dopo aver controllato che non sia null, l’utente follower passato come parametro </text:span><text:span text:style-name="T10">al Set di like del post, a condizione che non sia uguale all’autore del post. Al verificarsi di quest’ultima situazione viene sollevata l’eccezione </text:span><text:span text:style-name="T6">SelfLikeException </text:span><text:span text:style-name="T24">(e il like non viene aggiunto)</text:span><text:span text:style-name="T10">. </text:span><text:span text:style-name="T25">Dato che ho usato un Set per implementare i like e non una lista è implicito nella definizione che ciascun utente possa mettere al più un like, perciò non </text:span><text:span text:style-name="T26">è necessario</text:span><text:span text:style-name="T25"> controllare che tale condizione sia verificata.</text:span></text:p>
      <text:p text:style-name="P11"><text:span text:style-name="T11">I</text:span><text:span text:style-name="T12">l metodo </text:span><text:span text:style-name="T4">toString()</text:span><text:span text:style-name="T12"> che ho sovrascritto è utile per ritornare la rappresentazione del Post come </text:span><text:span text:style-name="T22">5</text:span><text:span text:style-name="T12">-</text:span><text:span text:style-name="T27">t</text:span><text:span text:style-name="T12">upla, </text:span><text:span text:style-name="T19">nel formato</text:span><text:span text:style-name="T12"> specificato </text:span><text:span text:style-name="T19">dalla</text:span><text:span text:style-name="T12"> funzione di astrazione. </text:span><text:span text:style-name="T19">Ho deciso di </text:span><text:span text:style-name="T28">stampare</text:span><text:span text:style-name="T19"> solo i primi </text:span><text:span text:style-name="T20">venti</text:span><text:span text:style-name="T19"> caratteri del </text:span><text:span text:style-name="T28">testo del post</text:span><text:span text:style-name="T19"> per evitare di rendere l’output dei testcase troppo corposo ed al tempo stesso mostrare che effettivamente viene letto con successo.</text:span></text:p>
      <text:p text:style-name="P11"><text:span text:style-name="T8">Il metodo </text:span><text:span text:style-name="T2">equals()</text:span><text:span text:style-name="T8"> che ho sovrascritto prende come pa</text:span><text:span text:style-name="T12">rametro un altro Post e solleva </text:span><text:span text:style-name="T4">NullPointerException </text:span><text:span text:style-name="T12">se other == null, altrimenti confronta </text:span><text:span text:style-name="T29">i campi id</text:span><text:span text:style-name="T12"> e ritorna true se e solo se l’id di this e quello di other sono uguali, </text:span><text:span text:style-name="T21">senza confrontare le altre </text:span><text:span text:style-name="T30">variabili</text:span><text:span text:style-name="T21"> d’istanza.</text:span></text:p>
      <text:p text:style-name="P23"/>
      <text:p text:style-name="P7">La classe SocialNetwork</text:p>
      <text:p text:style-name="P5"/>
      <text:p text:style-name="P13"><text:span text:style-name="T82">Ho strutturato la classe SocialNetwork come una tripla formata da due funzioni (mappe) ed una lista di post. Le mappe associano rispettivamente ad ogni utente presente nella rete </text:span><text:span text:style-name="T93">il Set di utenti che segue (quelli ai quali ha messo like) e il Set di quelli che lo seguono (che hanno messo like ad un </text:span><text:soft-page-break/><text:span text:style-name="T93">suo post) e</text:span><text:span text:style-name="T82"> la lista contiene tutti i post presenti nella rete. </text:span><text:span text:style-name="T83">Inoltre ho implementato la possibilità di aggiungere dei post alla rete e di eliminarli tramite funzioni apposite che aggiornano anche le mappe. Non è possibile </text:span><text:span text:style-name="T85">modificare </text:span><text:span text:style-name="T94">un</text:span><text:span text:style-name="T85"> post (</text:span><text:span text:style-name="T83">aggiungere like</text:span><text:span text:style-name="T85">)</text:span><text:span text:style-name="T83"> </text:span><text:span text:style-name="T85">tramite questa classe</text:span><text:span text:style-name="T83">, in quanto ho ritenuto più attinente </text:span><text:span text:style-name="T94">attribuire </text:span><text:span text:style-name="T83">quella funzionalità ad un’altra classe che consenta di manipolare i post (ad esempio una classe User, non implementata, che potrebbe </text:span><text:span text:style-name="T84">mantenere una lista di Post e manipolarli in vario modo</text:span><text:span text:style-name="T83">).</text:span></text:p>
      <text:p text:style-name="P26">Metodi aggiuntivi</text:p>
      <text:p text:style-name="P4"><text:span text:style-name="T83">R</text:span><text:span text:style-name="T81">ispetto ad i metodi richiesti ho aggiunto i seguenti:</text:span></text:p>
      <text:p text:style-name="P27"><text:span text:style-name="T62">private</text:span> <text:span text:style-name="T71">void</text:span> <text:span text:style-name="T67">updateFollowing</text:span>(<text:span text:style-name="T71">Post</text:span> <text:span text:style-name="T76">post</text:span>, <text:span text:style-name="T71">Map</text:span>&lt;<text:span text:style-name="T71">String</text:span>, <text:span text:style-name="T71">Set</text:span>&lt;<text:span text:style-name="T71">String</text:span>&gt;&gt; <text:span text:style-name="T76">followAuth</text:span>) <text:span text:style-name="T62">throws</text:span> <text:span text:style-name="T71">NullPointerException</text:span></text:p>
      <text:p text:style-name="P27"><text:span text:style-name="T62">private</text:span> <text:span text:style-name="T71">void</text:span> <text:span text:style-name="T67">updateFollowers</text:span>(<text:span text:style-name="T71">Post</text:span> <text:span text:style-name="T76">post</text:span>, <text:span text:style-name="T71">Map</text:span>&lt;<text:span text:style-name="T71">String</text:span>, <text:span text:style-name="T71">Set</text:span>&lt;<text:span text:style-name="T71">String</text:span>&gt;&gt; <text:span text:style-name="T76">iFollow</text:span>) <text:span text:style-name="T62">throws</text:span> <text:span text:style-name="T71">NullPointerException</text:span></text:p>
      <text:p text:style-name="P27"><text:span text:style-name="T62">public</text:span> <text:span text:style-name="T71">void</text:span> <text:span text:style-name="T67">addPost</text:span>(<text:span text:style-name="T71">Post</text:span> <text:span text:style-name="T76">p</text:span>) <text:span text:style-name="T62">throws</text:span> <text:span text:style-name="T71">NullPointerException</text:span>, <text:span text:style-name="T71">DuplicatePostException</text:span></text:p>
      <text:p text:style-name="P27"><text:span text:style-name="T62">public</text:span> <text:span text:style-name="T71">void</text:span> <text:span text:style-name="T67">rmPost</text:span>(<text:span text:style-name="T71">Post</text:span> <text:span text:style-name="T76">p</text:span>) <text:span text:style-name="T62">throws</text:span> <text:span text:style-name="T71">NullPointerException</text:span>, <text:span text:style-name="T71">NoSuchPostException</text:span></text:p>
      <text:p text:style-name="P27"><text:span text:style-name="T62">private</text:span> <text:span text:style-name="T71">void</text:span> <text:span text:style-name="T67">rmFromMaps</text:span>(<text:span text:style-name="T71">Post</text:span> <text:span text:style-name="T76">post</text:span>)</text:p>
      <text:p text:style-name="P27"><text:span text:style-name="T62">public</text:span> <text:span text:style-name="T71">Map</text:span>&lt;<text:span text:style-name="T71">String</text:span>, <text:span text:style-name="T71">Set</text:span>&lt;<text:span text:style-name="T71">String</text:span>&gt;&gt; <text:span text:style-name="T67">guessFollowing</text:span>(<text:span text:style-name="T71">List</text:span>&lt;<text:span text:style-name="T71">Post</text:span>&gt; <text:span text:style-name="T76">ps</text:span>)</text:p>
      <text:p text:style-name="P27"><text:span text:style-name="T62">public</text:span> <text:span text:style-name="T71">List</text:span>&lt;<text:span text:style-name="T71">String</text:span>&gt; <text:span text:style-name="T67">influencers</text:span>()</text:p>
      <text:p text:style-name="P27"><text:span text:style-name="T62">public</text:span> <text:span text:style-name="T71">List</text:span>&lt;<text:span text:style-name="T71">Post</text:span>&gt; <text:span text:style-name="T67">getPosts</text:span>()</text:p>
      <text:p text:style-name="P27"><text:span text:style-name="T62">public</text:span> <text:span text:style-name="T71">boolean</text:span> <text:span text:style-name="T67">equals</text:span>(<text:span text:style-name="T71">SocialNetwork</text:span> <text:span text:style-name="T76">other</text:span>)</text:p>
      <text:p text:style-name="P27"><text:span text:style-name="T62">public</text:span> <text:span text:style-name="T71">String</text:span> <text:span text:style-name="T67">toString</text:span>()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'DejaVu Sans Mono', 'Droid Sans Mono', monospace, monospace, 'Droid Sans Fallback',1" svg:font-family="''DejaVu Sans Mono', 'Droid Sans Mono', monospace, monospace, 'Droid Sans Fallback',', ', 'Droid Sans Mono',', ', monospace,', monospace, ', 'Droid Sans Fallback', 'font-weight: normal', 'font-size: 14px', 'line-height: 19px', 'white-space: pre'"/>
    <style:font-face style:name="'DejaVu Sans Mono', 'Droid Sans Mono', monospace, monospace, 'Droid Sans Fallback'," svg:font-family="''DejaVu Sans Mono', 'Droid Sans Mono', monospace, monospace, 'Droid Sans Fallback',', ', 'Droid Sans Mono',', ', monospace,', monospace, ', 'Droid Sans Fallback', 'font-weight: normal', 'font-size: 14px', 'line-height: 19px', 'white-space: pre'"/>
    <style:font-face style:name="'DejaVu Sans Mono" svg:font-family="''DejaVu Sans Mono', 'Droid Sans Mono', monospace, monospace, 'Droid Sans Fallback', ',', 'Droid Sans Mono', ',', monospace, ', monospace,', 'Droid Sans Fallback', 'font-weight: normal', 'font-size: 14px', 'line-height: 19px', 'white-space: pre'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21:35:48.489076125</meta:creation-date>
    <dc:date>2020-11-16T12:46:56.799101197</dc:date>
    <meta:editing-duration>PT3H3M55S</meta:editing-duration>
    <meta:editing-cycles>74</meta:editing-cycles>
    <meta:generator>LibreOffice/6.4.6.2$Linux_X86_64 LibreOffice_project/40$Build-2</meta:generator>
    <meta:document-statistic meta:table-count="0" meta:image-count="0" meta:object-count="0" meta:page-count="3" meta:paragraph-count="56" meta:word-count="1202" meta:character-count="7924" meta:non-whitespace-character-count="6792"/>
  </office:meta>
</office:document-meta>
</file>